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eliminaries</text:p>
      <text:p text:style-name="P1"/>
      <text:p text:style-name="Standard">Names: Phoebe Murphy (phm1) and Joe McMahon (jom34)</text:p>
      <text:p text:style-name="Standard"/>
      <text:p text:style-name="Standard">How to run the program: [PUT HOW TO RUN THE PROGRAM HERE]</text:p>
      <text:p text:style-name="Standard"/>
      <text:p text:style-name="P1"><text:span text:style-name="T1">For version control it was suggested by Joe that GitHub should be used, as this would allow for more effective group work. The code was written in the Eclipse IDE.</text:span></text:p>
      <text:p text:style-name="Standard"/>
      <text:p text:style-name="P1">Analysis</text:p>
      <text:p text:style-name="P1"><text:span text:style-name="T1"/></text:p>
      <text:p text:style-name="P1"><text:span text:style-name="T1">It was decided that the project could be split into two separate parts for the purposes of coding: the GUI and the model behind it. Phoebe was given the task of developing the GUI and Joe the task of developing the model that would handle everything else “behind the scenes”.</text:span></text:p>
      <text:p text:style-name="P1"><text:span text:style-name="T1"/></text:p>
      <text:p text:style-name="P1"><text:span text:style-name="T1">The GUI needed a menu bar at the top, a panel for drawing diagrams and a bar on one side with buttons such as “New Class”. It needed to provide an accessible interface for the user to be able to create new classes, create links between classes, add methods and attributes to classes, delete classes and connections between classes, save the project, and export it as java code. The design should be customisable, with the user able to move classes around so the design could have a layout that made sense to them.</text:span></text:p>
      <text:p text:style-name="P1"><text:span text:style-name="T1"/></text:p>
      <text:p text:style-name="P1"><text:span text:style-name="T1">The model needed to take the output from the GUI and use it to generate java code that could then be used in other programs. It needed to create text files with the appropriate code in them. [JOE MIGHT NEED TO ADD MORE DETAIL HERE]</text:span></text:p>
      <text:p text:style-name="P1"><text:span text:style-name="T1"/></text:p>
      <text:p text:style-name="P1">Design</text:p>
      <text:p text:style-name="P1"/>
      <text:p text:style-name="P2">[ADD CLASS DIAGRAMS AND CLASS DESCRIPTIONS]</text:p>
      <text:p text:style-name="P1"><text:span text:style-name="T1"/></text:p>
      <text:p text:style-name="P1"><text:span text:style-name="T1"/></text:p>
      <text:p text:style-name="P1"><text:span text:style-name="T1">For the GUI it was decided that the overall look of the program should be neat and tidy, without too many different colours or things going on at once. It was decided to have all the functionality related to the drawing of the diagrams in the button panel and any additional functionality out of the way in the menus at the top. The layout chosen for the main frame enclosing all the major elements of the GUI was the border layout. It was decided that as there were only 3 elements to be positioned a simple layout would work best.</text:span></text:p>
      <text:p text:style-name="P1"><text:span text:style-name="T1"/></text:p>
      <text:p text:style-name="P1"><text:span text:style-name="T1">It was decided that the button panel would go to the left of the diagram panel (in the “west” position), as this fits in with the design paradigm of BlueJ and similar programs, so would best prepare new users to more easily move on to programs like BlueJ. Initially the button panel was designed with “New Class”, “New Connection” and “Clear All” buttons. The button panel used a grid layout, to keep all the buttons a sensible uniform size. Using a border layout resulted in buttons that were too big, and the box layout made it difficult to keep the buttons a uniform size, which negatively impacted the look of the program and made it look messy. Later on in the development process “Clear All” was renamed “Delete All” and a “Delete Selected” button was added, so that a single class could be removed without deleting the entire design.</text:span></text:p>
      <text:p text:style-name="P1"><text:span text:style-name="T1"/></text:p>
      <text:p text:style-name="P1"><text:span text:style-name="T1"/></text:p>
      <text:p text:style-name="P1"><text:span text:style-name="T1"/></text:p>
      <text:p text:style-name="P1"><text:span text:style-name="T1"><text:s/>For the digram panel (in the “center” position), a white background was used, as it was decided that </text:span><text:soft-page-break/><text:span text:style-name="T1">this was less distracting and more neat looking than the gradated background of the BlueJ program. It was decided the rectangles representing the classes (from now on referred to as “class boxes) would also have a white background and that their outline would be a thin black border, with horizontal lines of the same colour and width underneath the title and between the attributes and methods, to give a look similar to a standard UML diagram. Later on in the development process it was decided it would be useful to add functionality so that individual class boxes could be selected. The graphical representation of this was to change the border of the selected class box to orange. The relationships were to be represented with black lines of the same style and width of those used in the class boxes, to give the design consistency. The class boxes were to be dragged around by clicking anywhere inside the box, and it was important that other boxes were not picked up if they were dragged over each other.</text:span></text:p>
      <text:p text:style-name="P1"><text:span text:style-name="T1"/></text:p>
      <text:p text:style-name="P1"><text:span text:style-name="T1">For the menus there was initially just a “file” menu, where the save and load functionality could be accessed. Later it was decided to add a “help” menu, where users could access information on what each button in the button panel d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oebe murphy</meta:initial-creator>
    <meta:creation-date>2012-03-08T15:16:08.59</meta:creation-date>
    <meta:document-statistic meta:table-count="0" meta:image-count="0" meta:object-count="0" meta:page-count="2" meta:paragraph-count="14" meta:word-count="745" meta:character-count="4080"/>
    <dc:date>2012-03-08T16:28:05.84</dc:date>
    <dc:creator>phoebe murphy</dc:creator>
    <meta:editing-duration>PT00H05M44S</meta:editing-duration>
    <meta:editing-cycles>1</meta:editing-cycles>
    <meta:generator>OpenOffice.org/3.2$Win32 OpenOffice.org_project/320m18$Build-9502</meta:generator>
  </office:meta>
</office:document-meta>
</file>